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0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ONICA CABELL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NCCO ROJAS, PAULIN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NCCO ROJAS, PAULIN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F. ROJO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1478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1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4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9T23:18:5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